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5.05cm"/>
    </style:style>
    <style:style style:name="ro1" style:family="table-row">
      <style:table-row-properties style:row-height="0.711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size="16pt"/>
    </style:style>
    <style:style style:name="ce10" style:family="table-cell" style:parent-style-name="Default">
      <style:table-cell-properties fo:background-color="#ff3366"/>
      <style:text-properties style:text-position=""/>
    </style:style>
    <style:style style:name="ce11" style:family="table-cell" style:parent-style-name="Default">
      <style:table-cell-properties fo:background-color="#ccffff"/>
      <style:text-properties style:text-position=""/>
    </style:style>
    <style:style style:name="ce12" style:family="table-cell" style:parent-style-name="Default" style:data-style-name="N11"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size="12pt" fo:font-weight="bold"/>
    </style:style>
    <style:style style:name="ce3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0000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ccffff" fo:border-left="0.06pt solid #000000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ackground-color="#ccffff" fo:border="0.06pt solid #000000"/>
      <style:text-properties style:text-position=""/>
    </style:style>
    <style:style style:name="ce14" style:family="table-cell" style:parent-style-name="Default" style:data-style-name="N2">
      <style:text-properties style:text-position=""/>
    </style:style>
  </office:automatic-styles>
  <office:body>
    <office:spreadsheet>
      <table:table table:name="Factur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KIVENTOU</text:p>
          </table:table-cell>
          <table:table-cell table:number-columns-repeated="4"/>
        </table:table-row>
        <table:table-row table:style-name="ro2">
          <table:table-cell office:value-type="string">
            <text:p>26 zone industrielle du port</text:p>
          </table:table-cell>
          <table:table-cell table:number-columns-repeated="4"/>
        </table:table-row>
        <table:table-row table:style-name="ro2">
          <table:table-cell office:value-type="string">
            <text:p>88100 SAINT-DI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N° client</text:p>
          </table:table-cell>
          <table:table-cell table:style-name="ce10"/>
          <table:table-cell/>
        </table:table-row>
        <table:table-row table:style-name="ro2">
          <table:table-cell table:number-columns-repeated="3"/>
          <table:table-cell table:style-name="ce11" office:value-type="string">
            <text:p>Nom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Adresse</text:p>
          </table:table-cell>
          <table:table-cell/>
        </table:table-row>
        <table:table-row table:style-name="ro2">
          <table:table-cell table:number-columns-repeated="3"/>
          <table:table-cell table:style-name="ce11" office:value-type="string">
            <text:p>CP</text:p>
          </table:table-cell>
          <table:table-cell table:style-name="ce11" office:value-type="string">
            <text:p>Ville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style-name="ce2" office:value-type="string">
            <text:p>Reférence</text:p>
          </table:table-cell>
          <table:table-cell table:style-name="ce2" office:value-type="string">
            <text:p>Libellé</text:p>
          </table:table-cell>
          <table:table-cell table:style-name="ce2" office:value-type="string">
            <text:p>Quantité</text:p>
          </table:table-cell>
          <table:table-cell table:style-name="ce2" office:value-type="string">
            <text:p>Prix Unitaire HT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3"/>
          <table:table-cell table:style-name="ce6" table:number-columns-repeated="2"/>
        </table:table-row>
        <table:table-row table:style-name="ro2" table:number-rows-repeated="5">
          <table:table-cell table:style-name="ce4"/>
          <table:table-cell table:style-name="ce7"/>
          <table:table-cell table:style-name="ce4"/>
          <table:table-cell table:style-name="ce7" table:number-columns-repeated="2"/>
        </table:table-row>
        <table:table-row table:style-name="ro2">
          <table:table-cell table:style-name="ce5"/>
          <table:table-cell table:style-name="ce8"/>
          <table:table-cell table:style-name="ce5"/>
          <table:table-cell table:style-name="ce8" table:number-columns-repeated="2"/>
        </table:table-row>
        <table:table-row table:style-name="ro3">
          <table:table-cell/>
          <table:table-cell table:style-name="ce2" office:value-type="string">
            <text:p>Totaux</text:p>
          </table:table-cell>
          <table:table-cell table:style-name="ce9"/>
          <table:table-cell/>
          <table:table-cell table:style-name="ce9"/>
        </table:table-row>
        <table:table-row table:style-name="ro3">
          <table:table-cell table:number-columns-repeated="2"/>
          <table:table-cell table:style-name="ce2" office:value-type="string">
            <text:p>TVA</text:p>
          </table:table-cell>
          <table:table-cell table:style-name="ce12" office:value-type="percentage" office:value="0.196">
            <text:p>19,60%</text:p>
          </table:table-cell>
          <table:table-cell table:style-name="ce9"/>
        </table:table-row>
        <table:table-row table:style-name="ro3">
          <table:table-cell table:number-columns-repeated="2"/>
          <table:table-cell table:style-name="ce2" office:value-type="string">
            <text:p>Total TTC</text:p>
          </table:table-cell>
          <table:table-cell table:style-name="ce13"/>
          <table:table-cell table:style-name="ce9"/>
        </table:table-row>
      </table:table>
      <table:table table:name="Cli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N° client</text:p>
          </table:table-cell>
          <table:table-cell office:value-type="string">
            <text:p>Nom</text:p>
          </table:table-cell>
          <table:table-cell office:value-type="string">
            <text:p>Adresse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urant Léon</text:p>
          </table:table-cell>
          <table:table-cell office:value-type="string">
            <text:p>12 boulevard d'Alsace</text:p>
          </table:table-cell>
          <table:table-cell office:value-type="float" office:value="88100">
            <text:p>88100</text:p>
          </table:table-cell>
          <table:table-cell office:value-type="string">
            <text:p>Saint-Dié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Poirot Julia</text:p>
          </table:table-cell>
          <table:table-cell office:value-type="string">
            <text:p>25 rue des Lilas</text:p>
          </table:table-cell>
          <table:table-cell office:value-type="float" office:value="88470">
            <text:p>88470</text:p>
          </table:table-cell>
          <table:table-cell office:value-type="string">
            <text:p>Nompateliz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lenot Mélanie</text:p>
          </table:table-cell>
          <table:table-cell office:value-type="string">
            <text:p>18 grand rue</text:p>
          </table:table-cell>
          <table:table-cell office:value-type="float" office:value="88490">
            <text:p>88490</text:p>
          </table:table-cell>
          <table:table-cell office:value-type="string">
            <text:p>Rambervillers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ouvreuil Paul</text:p>
          </table:table-cell>
          <table:table-cell office:value-type="string">
            <text:p>169 rue des Fleurs</text:p>
          </table:table-cell>
          <table:table-cell office:value-type="float" office:value="88480">
            <text:p>88480</text:p>
          </table:table-cell>
          <table:table-cell office:value-type="string">
            <text:p>Etival Clairefontaine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Demangel Jean Yves</text:p>
          </table:table-cell>
          <table:table-cell office:value-type="string">
            <text:p>32 rue du Chêne</text:p>
          </table:table-cell>
          <table:table-cell office:value-type="float" office:value="88210">
            <text:p>88210</text:p>
          </table:table-cell>
          <table:table-cell office:value-type="string">
            <text:p>Senones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Mansuy Patricia</text:p>
          </table:table-cell>
          <table:table-cell office:value-type="string">
            <text:p>26 avenue Léon Blum</text:p>
          </table:table-cell>
          <table:table-cell office:value-type="float" office:value="88100">
            <text:p>88100</text:p>
          </table:table-cell>
          <table:table-cell office:value-type="string">
            <text:p>Saint-Dié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Nancerat Noemie</text:p>
          </table:table-cell>
          <table:table-cell office:value-type="string">
            <text:p>3 rue du Sapin</text:p>
          </table:table-cell>
          <table:table-cell office:value-type="float" office:value="88110">
            <text:p>88110</text:p>
          </table:table-cell>
          <table:table-cell office:value-type="string">
            <text:p>Raon l'Etape</text:p>
          </table:table-cell>
        </table:table-row>
      </table:table>
      <table:table table:name="Produit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14"/>
        <table:table-row table:style-name="ro2">
          <table:table-cell office:value-type="string">
            <text:p>N° produit</text:p>
          </table:table-cell>
          <table:table-cell office:value-type="string">
            <text:p>Libellé</text:p>
          </table:table-cell>
          <table:table-cell table:style-name="Default" office:value-type="string">
            <text:p>Prix unitaire HT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able</text:p>
          </table:table-cell>
          <table:table-cell office:value-type="float" office:value="325">
            <text:p>325,0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haise</text:p>
          </table:table-cell>
          <table:table-cell office:value-type="float" office:value="69">
            <text:p>69,0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uffet bas</text:p>
          </table:table-cell>
          <table:table-cell office:value-type="float" office:value="630">
            <text:p>630,0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rmoire</text:p>
          </table:table-cell>
          <table:table-cell office:value-type="float" office:value="529">
            <text:p>529,0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ureau</text:p>
          </table:table-cell>
          <table:table-cell office:value-type="float" office:value="169">
            <text:p>169,0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abouret</text:p>
          </table:table-cell>
          <table:table-cell office:value-type="float" office:value="29">
            <text:p>29,0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Fauteuil</text:p>
          </table:table-cell>
          <table:table-cell office:value-type="float" office:value="290">
            <text:p>290,0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anapé 3 places</text:p>
          </table:table-cell>
          <table:table-cell office:value-type="float" office:value="635">
            <text:p>635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1/01/2012</text:date>, <text:time>18:4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Brigitte Devin</meta:initial-creator>
    <meta:creation-date>2009-09-23T20:19:39</meta:creation-date>
    <dc:creator>Brigitte Devin</dc:creator>
    <dc:date>2012-01-21T18:43:54.23</dc:date>
    <dc:language>fr-FR</dc:language>
    <meta:editing-cycles>6</meta:editing-cycles>
    <meta:editing-duration>PT20M45S</meta:editing-duration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